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907cm"/>
    </style:style>
    <style:style style:name="gr2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0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4.862cm"/>
    </style:style>
    <style:style style:name="gr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526cm"/>
    </style:style>
    <style:style style:name="gr8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3.473cm"/>
    </style:style>
    <style:style style:name="gr9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2.669cm"/>
    </style:style>
    <style:style style:name="gr10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1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526cm"/>
    </style:style>
    <style:style style:name="gr1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1.907cm"/>
    </style:style>
    <style:style style:name="gr1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2.2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2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178cm"/>
    </style:style>
    <style:style style:name="gr17" style:family="graphic" style:parent-style-name="standard">
      <style:graphic-properties draw:stroke="none" draw:fill="none" fo:min-height="0.714cm"/>
    </style:style>
    <style:style style:name="gr18" style:family="graphic" style:parent-style-name="standard">
      <style:graphic-properties draw:stroke="none" draw:fill="none" fo:min-height="0.818cm"/>
    </style:style>
    <style:style style:name="gr19" style:family="graphic" style:parent-style-name="standard">
      <style:graphic-properties draw:stroke="none" draw:fill="none" fo:min-height="0.5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5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764cm"/>
    </style:style>
    <style:style style:name="gr22" style:family="graphic" style:parent-style-name="objectwithoutfill">
      <style:graphic-properties draw:stroke="solid"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23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draw:fill="none" fo:min-height="0.76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77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23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27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288cm"/>
    </style:style>
    <style:style style:name="gr30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024cm" fo:min-width="3.0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336cm"/>
    </style:style>
    <style:style style:name="gr32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1.11cm"/>
    </style:style>
    <style:style style:name="gr3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385cm" fo:min-width="0.38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479cm"/>
    </style:style>
    <style:style style:name="gr36" style:family="graphic" style:parent-style-name="standard">
      <style:graphic-properties draw:stroke="none" draw:fill="none" fo:min-height="0.8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12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509cm"/>
    </style:style>
    <style:style style:name="gr3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66cm" fo:min-width="4.862cm"/>
    </style:style>
    <style:style style:name="co1" style:family="table-column">
      <style:table-column-properties style:column-width="6.586cm" style:use-optimal-column-width="false"/>
    </style:style>
    <style:style style:name="co2" style:family="table-column">
      <style:table-column-properties style:column-width="5.299cm" style:use-optimal-column-width="false"/>
    </style:style>
    <style:style style:name="co3" style:family="table-column">
      <style:table-column-properties style:column-width="5.297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1.076cm"/>
    </style:style>
    <style:style style:name="ro3" style:family="table-row">
      <style:table-row-properties style:row-height="1.054cm"/>
    </style:style>
    <style:style style:name="ro4" style:family="table-row">
      <style:table-row-properties style:row-height="1.057cm"/>
    </style:style>
    <style:style style:name="ce1" style:family="table-cell">
      <style:graphic-properties draw:fill="none" style:repeat="repeat"/>
      <style:paragraph-properties fo:margin-top="0.2cm" fo:margin-bottom="0.2cm" fo:text-align="center" fo:border="none"/>
      <style:text-properties fo:font-weight="bold" style:font-weight-asian="bold" style:font-weight-complex="bold"/>
    </style:style>
    <style:style style:name="ce2" style:family="table-cell">
      <style:graphic-properties draw:fill="none" style:repeat="repeat"/>
      <style:paragraph-properties fo:margin-top="0.2cm" fo:margin-bottom="0.2cm" fo:text-align="center" fo:border="none"/>
      <style:text-properties fo:font-weight="normal" style:font-weight-asian="normal" style:font-weight-complex="normal"/>
    </style:style>
    <style:style style:name="ce3" style:family="table-cell">
      <style:graphic-properties draw:fill="none" style:repeat="repeat"/>
      <style:paragraph-properties fo:text-align="center" fo:border="none"/>
      <style:text-properties fo:font-weight="bold" style:font-weight-asian="bold" style:font-weight-complex="bold"/>
    </style:style>
    <style:style style:name="ce4" style:family="table-cell">
      <style:graphic-properties draw:fill="none" style:repeat="repeat"/>
      <style:paragraph-properties fo:text-align="center" fo:border="none"/>
      <style:text-properties fo:font-weight="normal" style:font-weight-asian="normal" style:font-weight-complex="normal"/>
    </style:style>
    <style:style style:name="ce5" style:family="table-cell">
      <style:graphic-properties draw:fill="none" style:repeat="repeat"/>
      <style:paragraph-properties fo:text-align="center"/>
      <style:text-properties fo:font-weight="normal" style:font-weight-asian="normal" style:font-weight-complex="normal"/>
    </style:style>
    <style:style style:name="P1" style:family="paragraph">
      <style:text-properties fo:font-family="'Droid Sans Mono'" style:font-family-generic="swiss" style:font-pitch="fixed" fo:font-size="18pt"/>
    </style:style>
    <style:style style:name="P2" style:family="paragraph">
      <style:paragraph-properties fo:margin-top="0.2cm" fo:margin-bottom="0.2cm"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color="#808080" fo:font-family="'Droid Sans Mono'" style:font-family-generic="swiss" style:font-pitch="fixed" fo:font-size="18pt"/>
    </style:style>
    <style:style style:name="P6" style:family="paragraph">
      <style:text-properties fo:color="#999999" fo:font-size="18pt"/>
    </style:style>
    <style:style style:name="P7" style:family="paragraph">
      <style:text-properties fo:color="#999999"/>
    </style:style>
    <style:style style:name="T1" style:family="text">
      <style:text-properties fo:font-family="'Droid Sans Mono'" style:font-family-generic="swiss" style:font-pitch="fixed" fo:font-size="1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808080" fo:font-family="'Droid Sans Mono'" style:font-family-generic="swiss" style:font-pitch="fixed" fo:font-size="18pt"/>
    </style:style>
    <style:style style:name="T4" style:family="text">
      <style:text-properties fo:color="#999999" fo:font-size="18pt"/>
    </style:style>
    <style:style style:name="T5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85cm" svg:height="0.996cm" svg:x="1.917cm" svg:y="1.917cm">
          <draw:text-box>
            <text:p><text:span text:style-name="T1">Begin!</text:span></text:p>
          </draw:text-box>
        </draw:frame>
      </draw:page>
      <draw:page draw:name="page2" draw:style-name="dp1" draw:master-page-name="Default">
        <draw:frame draw:style-name="standard" draw:layer="layout" svg:width="6.585cm" svg:height="4.964cm" svg:x="7.48cm" svg:y="11.08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2">
                <text:p text:style-name="P2"><text:span text:style-name="T2">=alice</text:span></text:p>
              </table:table-cell>
            </table:table-row>
            <table:table-row table:style-name="ro1">
              <table:table-cell table:style-name="ce2">
                <text:p text:style-name="P2"><text:span text:style-name="T2">=bob</text:span></text:p>
              </table:table-cell>
            </table:table-row>
            <table:table-row table:style-name="ro1">
              <table:table-cell table:style-name="ce2">
                <text:p text:style-name="P2"><text:span text:style-name="T2">+acme</text:span></text:p>
              </table:table-cell>
            </table:table-row>
            <table:table-row table:style-name="ro1">
              <table:table-cell table:style-name="ce2">
                <text:p text:style-name="P2"><text:span text:style-name="T2">*alice.car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standard" draw:layer="layout" svg:width="10.595cm" svg:height="5.294cm" svg:x="6.025cm" svg:y="10.841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ce3">
              <table:table-cell/>
              <table:table-cell/>
            </table:table-row>
            <table:table-row table:style-name="ro3" table:default-cell-style-name="ce4">
              <table:table-cell>
                <text:p text:style-name="P3"><text:span text:style-name="T2">=alice</text:span></text:p>
              </table:table-cell>
              <table:table-cell>
                <text:p text:style-name="P3"><text:span text:style-name="T2">[=]!:uuid:1111</text:span></text:p>
              </table:table-cell>
            </table:table-row>
            <table:table-row table:style-name="ro3" table:default-cell-style-name="ce4">
              <table:table-cell>
                <text:p text:style-name="P3"><text:span text:style-name="T2">=bob</text:span></text:p>
              </table:table-cell>
              <table:table-cell>
                <text:p text:style-name="P3"><text:span text:style-name="T2">[=]!:uuid:2222</text:span></text:p>
              </table:table-cell>
            </table:table-row>
            <table:table-row table:style-name="ro3" table:default-cell-style-name="ce4">
              <table:table-cell>
                <text:p text:style-name="P3"><text:span text:style-name="T2">+acme</text:span></text:p>
              </table:table-cell>
              <table:table-cell>
                <text:p text:style-name="P3"><text:span text:style-name="T2">[=]!:uuid:3333</text:span></text:p>
              </table:table-cell>
            </table:table-row>
            <table:table-row table:style-name="ro4" table:default-cell-style-name="ce5">
              <table:table-cell>
                <text:p text:style-name="P3"><text:span text:style-name="T2">*alice.car</text:span></text:p>
              </table:table-cell>
              <table:table-cell>
                <text:p text:style-name="P3"><text:span text:style-name="T2">[=]!:uuid:4444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custom-shape draw:style-name="gr2" draw:text-style-name="P4" xml:id="id1" draw:id="id1" draw:layer="layout" svg:width="1.27cm" svg:height="1.27cm" svg:x="1.597cm" svg:y="2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27cm" svg:height="1.27cm" svg:x="10.779cm" svg:y="6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2.232cm" svg:y1="3.795cm" svg:x2="10.779cm" svg:y2="7.604cm" draw:start-shape="id1" draw:start-glue-point="8" draw:end-shape="id2" draw:end-glue-point="6" svg:d="M2232 3795c0 2540 2849 3809 8547 3809">
          <text:p/>
        </draw:connector>
        <draw:frame draw:style-name="gr5" draw:text-style-name="P1" draw:layer="layout" svg:width="2.585cm" svg:height="0.996cm" svg:x="11.877cm" svg:y="6.08cm">
          <draw:text-box>
            <text:p><text:span text:style-name="T1">=alice</text:span></text:p>
          </draw:text-box>
        </draw:frame>
        <draw:custom-shape draw:style-name="gr3" draw:text-style-name="P4" xml:id="id3" draw:id="id3" draw:layer="layout" svg:width="1.27cm" svg:height="1.27cm" svg:x="4.048cm" svg:y="1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27cm" svg:height="1.27cm" svg:x="10.652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5.362cm" svg:height="1.124cm" svg:x="11.513cm" svg:y="15.351cm">
          <draw:text-box draw:corner-radius="2.54cm">
            <text:p><text:span text:style-name="T1">[=]!:uuid:1111</text:span></text:p>
          </draw:text-box>
        </draw:frame>
        <draw:connector draw:style-name="gr4" draw:text-style-name="P4" draw:layer="layout" draw:type="curve" svg:x1="2.232cm" svg:y1="3.795cm" svg:x2="4.048cm" svg:y2="10.779cm" draw:start-shape="id1" draw:start-glue-point="8" draw:end-shape="id3" draw:end-glue-point="6" svg:d="M2232 3795c0 4656 605 6984 1816 6984">
          <text:p/>
        </draw:connector>
        <draw:frame draw:style-name="gr7" draw:text-style-name="P5" draw:layer="layout" svg:width="2.026cm" svg:height="1.242cm" svg:x="2.651cm" svg:y="7.886cm">
          <draw:text-box>
            <text:p><text:span text:style-name="T3">[=]</text:span></text:p>
          </draw:text-box>
        </draw:frame>
        <draw:frame draw:style-name="gr8" draw:text-style-name="P5" draw:layer="layout" svg:width="3.973cm" svg:height="0.996cm" svg:x="5.699cm" svg:y="13.065cm">
          <draw:text-box draw:corner-radius="0.35cm">
            <text:p><text:span text:style-name="T3">!uuid:1111</text:span></text:p>
          </draw:text-box>
        </draw:frame>
        <draw:frame draw:style-name="gr9" draw:text-style-name="P5" draw:layer="layout" svg:width="3.169cm" svg:height="0.996cm" svg:x="4.81cm" svg:y="5.846cm">
          <draw:text-box>
            <text:p><text:span text:style-name="T3">=alice</text:span></text:p>
          </draw:text-box>
        </draw:frame>
        <draw:connector draw:style-name="gr4" draw:text-style-name="P4" draw:layer="layout" draw:type="curve" svg:x1="4.683cm" svg:y1="11.414cm" svg:x2="10.652cm" svg:y2="14.97cm" draw:start-shape="id3" draw:start-glue-point="8" draw:end-shape="id4" draw:end-glue-point="6" svg:d="M4683 11414c0 2371 1989 3556 5969 3556">
          <text:p/>
        </draw:connector>
        <draw:frame draw:style-name="gr5" draw:text-style-name="P1" draw:layer="layout" svg:width="2.585cm" svg:height="0.996cm" svg:x="5.064cm" svg:y="9.783cm">
          <draw:text-box>
            <text:p><text:span text:style-name="T1">[=]</text:span></text:p>
          </draw:text-box>
        </draw:frame>
        <draw:connector draw:style-name="gr10" draw:text-style-name="P4" draw:layer="layout" draw:type="curve" svg:x1="11.414cm" svg:y1="8.113cm" svg:x2="11.736cm" svg:y2="15.419cm" draw:end-shape="id4" draw:end-glue-point="9" svg:d="M11414 8113c1626 0 1465 7306 322 7306">
          <text:p/>
        </draw:connector>
        <draw:frame draw:style-name="gr5" draw:text-style-name="P1" draw:layer="layout" svg:width="2.585cm" svg:height="0.996cm" svg:x="12.766cm" svg:y="10.926cm">
          <draw:text-box>
            <text:p><text:span text:style-name="T1">$ref </text:span></text:p>
          </draw:text-box>
        </draw:frame>
        <draw:connector draw:style-name="gr10" draw:text-style-name="P4" draw:layer="layout" draw:type="curve" svg:x1="10.652cm" svg:y1="14.97cm" svg:x2="10.779cm" svg:y2="7.604cm" draw:start-shape="id4" draw:start-glue-point="6" draw:end-shape="id2" draw:end-glue-point="6" svg:d="M10652 14970c-864 0-927-7366 127-7366">
          <text:p/>
        </draw:connector>
        <draw:frame draw:style-name="gr11" draw:text-style-name="P1" draw:layer="layout" svg:width="3.683cm" svg:height="0.996cm" svg:x="6.969cm" svg:y="10.652cm">
          <draw:text-box>
            <text:p><text:span text:style-name="T1">$is$ref </text:span></text:p>
          </draw:text-box>
        </draw:frame>
        <draw:frame draw:style-name="gr5" draw:text-style-name="P1" draw:layer="layout" svg:width="2.585cm" svg:height="0.996cm" svg:x="-19.193cm" svg:y="25.257cm">
          <draw:text-box>
            <text:p><text:span text:style-name="T1">$ref </text:span></text:p>
          </draw:text-box>
        </draw:frame>
      </draw:page>
      <draw:page draw:name="page5" draw:style-name="dp1" draw:master-page-name="Default">
        <draw:custom-shape draw:style-name="gr2" draw:text-style-name="P4" xml:id="id5" draw:id="id5" draw:layer="layout" svg:width="1.27cm" svg:height="1.27cm" svg:x="1.635cm" svg:y="2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1.27cm" svg:height="1.27cm" svg:x="5.572cm" svg:y="17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2.27cm" svg:y1="3.794cm" svg:x2="5.572cm" svg:y2="17.764cm" draw:start-shape="id5" draw:start-glue-point="8" draw:end-shape="id6" draw:end-glue-point="6" svg:d="M2270 3794c0 9314 1100 13970 3302 13970">
          <text:p/>
        </draw:connector>
        <draw:frame draw:style-name="gr5" draw:text-style-name="P1" draw:layer="layout" svg:width="2.585cm" svg:height="0.996cm" svg:x="6.969cm" svg:y="17.276cm">
          <draw:text-box>
            <text:p><text:span text:style-name="T1">=alice</text:span></text:p>
          </draw:text-box>
        </draw:frame>
        <draw:custom-shape draw:style-name="gr3" draw:text-style-name="P4" xml:id="id7" draw:id="id7" draw:layer="layout" svg:width="1.27cm" svg:height="1.27cm" svg:x="5.572cm" svg:y="20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1.27cm" svg:height="1.27cm" svg:x="5.572cm" svg:y="24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2.026cm" svg:height="0.996cm" svg:x="7.096cm" svg:y="20.685cm">
          <draw:text-box>
            <text:p><text:span text:style-name="T1">=bob</text:span></text:p>
          </draw:text-box>
        </draw:frame>
        <draw:frame draw:style-name="gr1" draw:text-style-name="P1" draw:layer="layout" svg:width="2.407cm" svg:height="0.996cm" svg:x="6.92cm" svg:y="24.539cm">
          <draw:text-box draw:corner-radius="0.635cm">
            <text:p><text:span text:style-name="T1">+acme</text:span></text:p>
          </draw:text-box>
        </draw:frame>
        <draw:connector draw:style-name="gr4" draw:text-style-name="P4" draw:layer="layout" draw:type="curve" svg:x1="2.27cm" svg:y1="3.794cm" svg:x2="5.572cm" svg:y2="21.193cm" draw:start-shape="id5" draw:start-glue-point="8" draw:end-shape="id7" draw:end-glue-point="6" svg:d="M2270 3794c0 11600 1100 17399 3302 17399">
          <text:p/>
        </draw:connector>
        <draw:connector draw:style-name="gr4" draw:text-style-name="P4" draw:layer="layout" draw:type="curve" svg:x1="2.27cm" svg:y1="3.794cm" svg:x2="5.572cm" svg:y2="25.13cm" draw:start-shape="id5" draw:start-glue-point="8" draw:end-shape="id8" draw:end-glue-point="6" svg:d="M2270 3794c0 14224 1100 21336 3302 21336">
          <text:p/>
        </draw:connector>
        <draw:frame draw:style-name="gr7" draw:text-style-name="P5" draw:layer="layout" svg:width="2.026cm" svg:height="1.242cm" svg:x="3.794cm" svg:y="18.173cm">
          <draw:text-box>
            <text:p><text:span text:style-name="T3">=bob</text:span></text:p>
          </draw:text-box>
        </draw:frame>
        <draw:frame draw:style-name="gr13" draw:text-style-name="P5" draw:layer="layout" svg:width="2.407cm" svg:height="0.996cm" svg:x="3.8cm" svg:y="22.229cm">
          <draw:text-box draw:corner-radius="0.35cm">
            <text:p><text:span text:style-name="T3">+acme</text:span></text:p>
          </draw:text-box>
        </draw:frame>
        <draw:frame draw:style-name="gr14" draw:text-style-name="P5" draw:layer="layout" svg:width="2.788cm" svg:height="0.996cm" svg:x="3.54cm" svg:y="14.482cm">
          <draw:text-box>
            <text:p><text:span text:style-name="T3">=alice</text:span></text:p>
          </draw:text-box>
        </draw:frame>
        <draw:custom-shape draw:style-name="gr2" draw:text-style-name="P4" xml:id="id9" draw:id="id9" draw:layer="layout" svg:width="1.143cm" svg:height="1.27cm" svg:x="10.271cm" svg:y="8.7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0" draw:id="id10" draw:layer="layout" svg:width="1.27cm" svg:height="1.27cm" svg:x="10.144cm" svg:y="12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2.27cm" svg:y1="3.794cm" svg:x2="10.438cm" svg:y2="9.831cm" draw:start-shape="id5" draw:start-glue-point="8" draw:end-shape="id9" draw:end-glue-point="7" svg:d="M2270 3794c0 4025 2722 6037 8168 6037">
          <text:p/>
        </draw:connector>
        <draw:connector draw:style-name="gr4" draw:text-style-name="P4" draw:layer="layout" draw:type="curve" svg:x1="2.27cm" svg:y1="3.794cm" svg:x2="10.144cm" svg:y2="12.811cm" draw:start-shape="id5" draw:start-glue-point="8" draw:end-shape="id10" draw:end-glue-point="6" svg:d="M2270 3794c0 6012 2624 9017 7874 9017">
          <text:p/>
        </draw:connector>
        <draw:frame draw:style-name="gr15" draw:text-style-name="P1" draw:layer="layout" svg:width="2.712cm" svg:height="0.996cm" svg:x="11.242cm" svg:y="8.767cm">
          <draw:text-box draw:corner-radius="0.172cm">
            <text:p><text:span text:style-name="T1">(=bob)</text:span></text:p>
          </draw:text-box>
        </draw:frame>
        <draw:frame draw:style-name="gr16" draw:text-style-name="P1" draw:layer="layout" svg:width="2.932cm" svg:height="0.996cm" svg:x="11.248cm" svg:y="12.025cm">
          <draw:text-box draw:corner-radius="0.381cm">
            <text:p><text:span text:style-name="T1">(+acme)</text:span></text:p>
          </draw:text-box>
        </draw:frame>
        <draw:frame draw:style-name="gr17" draw:text-style-name="P6" draw:layer="layout" svg:width="2.413cm" svg:height="0.964cm" svg:x="4.556cm" svg:y="7.477cm">
          <draw:text-box>
            <text:p><text:span text:style-name="T4">(=bob)</text:span></text:p>
          </draw:text-box>
        </draw:frame>
        <draw:frame draw:style-name="gr18" draw:text-style-name="P6" draw:layer="layout" svg:width="2.921cm" svg:height="1.068cm" svg:x="4.556cm" svg:y="9.965cm">
          <draw:text-box>
            <text:p><text:span text:style-name="T4">(+acme)</text:span></text:p>
          </draw:text-box>
        </draw:frame>
        <draw:custom-shape draw:style-name="gr2" draw:text-style-name="P4" xml:id="id11" draw:id="id11" draw:layer="layout" svg:width="1.143cm" svg:height="1.27cm" svg:x="10.398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2.27cm" svg:y1="3.794cm" svg:x2="10.565cm" svg:y2="7.164cm" draw:start-shape="id5" draw:start-glue-point="8" draw:end-shape="id11" draw:end-glue-point="7" svg:d="M2270 3794c0 2247 2765 3370 8295 3370">
          <text:p/>
        </draw:connector>
        <draw:frame draw:style-name="gr16" draw:text-style-name="P1" draw:layer="layout" svg:width="3.279cm" svg:height="0.996cm" svg:x="11.437cm" svg:y="5.973cm">
          <draw:text-box draw:corner-radius="0.138cm">
            <text:p><text:span text:style-name="T1">(=alice)</text:span></text:p>
          </draw:text-box>
        </draw:frame>
        <draw:frame draw:style-name="gr19" draw:text-style-name="P6" draw:layer="layout" svg:width="3.302cm" svg:height="0.963cm" svg:x="4.556cm" svg:y="5.116cm">
          <draw:text-box>
            <text:p><text:span text:style-name="T4">(=alice)</text:span></text:p>
          </draw:text-box>
        </draw:frame>
      </draw:page>
      <draw:page draw:name="page6" draw:style-name="dp1" draw:master-page-name="Default">
        <draw:custom-shape draw:style-name="gr2" draw:text-style-name="P4" xml:id="id12" draw:id="id12" draw:layer="layout" svg:width="1.27cm" svg:height="1.27cm" svg:x="3.413cm" svg:y="3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3" draw:id="id13" draw:layer="layout" svg:width="1.27cm" svg:height="1.27cm" svg:x="7.35cm" svg:y="17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4.048cm" svg:y1="4.534cm" svg:x2="7.35cm" svg:y2="18.504cm" draw:start-shape="id12" draw:start-glue-point="8" draw:end-shape="id13" draw:end-glue-point="6" svg:d="M4048 4534c0 9314 1100 13970 3302 13970">
          <text:p/>
        </draw:connector>
        <draw:frame draw:style-name="gr5" draw:text-style-name="P1" draw:layer="layout" svg:width="2.585cm" svg:height="0.996cm" svg:x="8.702cm" svg:y="17.488cm">
          <draw:text-box>
            <text:p><text:span text:style-name="T1">=alice</text:span></text:p>
          </draw:text-box>
        </draw:frame>
        <draw:custom-shape draw:style-name="gr3" draw:text-style-name="P4" xml:id="id14" draw:id="id14" draw:layer="layout" svg:width="1.27cm" svg:height="1.27cm" svg:x="7.35cm" svg:y="21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5" draw:id="id15" draw:layer="layout" svg:width="1.27cm" svg:height="1.27cm" svg:x="7.35cm" svg:y="25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2.026cm" svg:height="0.996cm" svg:x="8.747cm" svg:y="21.191cm">
          <draw:text-box>
            <text:p><text:span text:style-name="T1">=bob</text:span></text:p>
          </draw:text-box>
        </draw:frame>
        <draw:frame draw:style-name="gr1" draw:text-style-name="P1" draw:layer="layout" svg:width="2.407cm" svg:height="0.996cm" svg:x="8.874cm" svg:y="25.235cm">
          <draw:text-box draw:corner-radius="0.635cm">
            <text:p><text:span text:style-name="T1">+acme</text:span></text:p>
          </draw:text-box>
        </draw:frame>
        <draw:connector draw:style-name="gr4" draw:text-style-name="P4" draw:layer="layout" draw:type="curve" svg:x1="4.048cm" svg:y1="4.534cm" svg:x2="7.35cm" svg:y2="21.933cm" draw:start-shape="id12" draw:start-glue-point="8" draw:end-shape="id14" draw:end-glue-point="6" svg:d="M4048 4534c0 11600 1100 17399 3302 17399">
          <text:p/>
        </draw:connector>
        <draw:connector draw:style-name="gr4" draw:text-style-name="P4" draw:layer="layout" draw:type="curve" svg:x1="4.048cm" svg:y1="4.534cm" svg:x2="7.35cm" svg:y2="25.87cm" draw:start-shape="id12" draw:start-glue-point="8" draw:end-shape="id15" draw:end-glue-point="6" svg:d="M4048 4534c0 14224 1100 21336 3302 21336">
          <text:p/>
        </draw:connector>
        <draw:frame draw:style-name="gr7" draw:text-style-name="P5" draw:layer="layout" svg:width="2.026cm" svg:height="1.242cm" svg:x="5.572cm" svg:y="18.913cm">
          <draw:text-box>
            <text:p><text:span text:style-name="T3">=bob</text:span></text:p>
          </draw:text-box>
        </draw:frame>
        <draw:frame draw:style-name="gr13" draw:text-style-name="P5" draw:layer="layout" svg:width="2.407cm" svg:height="0.996cm" svg:x="5.578cm" svg:y="22.969cm">
          <draw:text-box draw:corner-radius="0.35cm">
            <text:p><text:span text:style-name="T3">+acme</text:span></text:p>
          </draw:text-box>
        </draw:frame>
        <draw:frame draw:style-name="gr14" draw:text-style-name="P5" draw:layer="layout" svg:width="2.788cm" svg:height="0.996cm" svg:x="5.318cm" svg:y="15.222cm">
          <draw:text-box>
            <text:p><text:span text:style-name="T3">=alice</text:span></text:p>
          </draw:text-box>
        </draw:frame>
        <draw:custom-shape draw:style-name="gr2" draw:text-style-name="P4" xml:id="id16" draw:id="id16" draw:layer="layout" svg:width="1.308cm" svg:height="1.27cm" svg:x="12.646cm" svg:y="8.2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7" draw:id="id17" draw:layer="layout" svg:width="1.318cm" svg:height="1.27cm" svg:x="12.636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4.048cm" svg:y1="4.534cm" svg:x2="12.646cm" svg:y2="8.874cm" draw:start-shape="id12" draw:start-glue-point="8" draw:end-shape="id16" draw:end-glue-point="6" svg:d="M4048 4534c0 2894 2866 4340 8598 4340">
          <text:p/>
        </draw:connector>
        <draw:connector draw:style-name="gr4" draw:text-style-name="P4" draw:layer="layout" draw:type="curve" svg:x1="4.048cm" svg:y1="4.534cm" svg:x2="12.636cm" svg:y2="12.303cm" draw:start-shape="id12" draw:start-glue-point="8" draw:end-shape="id17" draw:end-glue-point="6" svg:d="M4048 4534c0 5180 2862 7769 8588 7769">
          <text:p/>
        </draw:connector>
        <draw:frame draw:style-name="gr20" draw:text-style-name="P1" draw:layer="layout" svg:width="3.01cm" svg:height="0.996cm" svg:x="13.7cm" svg:y="7.858cm">
          <draw:text-box draw:corner-radius="0.978cm">
            <text:p><text:span text:style-name="T1">=bob</text:span></text:p>
          </draw:text-box>
        </draw:frame>
        <draw:frame draw:style-name="gr21" draw:text-style-name="P1" draw:layer="layout" svg:width="3.264cm" svg:height="0.996cm" svg:x="13.827cm" svg:y="11.307cm">
          <draw:text-box draw:corner-radius="0.051cm">
            <text:p><text:span text:style-name="T1">+acme</text:span></text:p>
          </draw:text-box>
        </draw:frame>
        <draw:custom-shape draw:style-name="gr2" draw:text-style-name="P4" xml:id="id18" draw:id="id18" draw:layer="layout" svg:width="1.27cm" svg:height="1.27cm" svg:x="12.849cm" svg:y="3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4" draw:layer="layout" svg:x1="4.81cm" svg:y1="3.899cm" svg:x2="12.849cm" svg:y2="3.921cm">
          <text:p/>
        </draw:line>
        <draw:connector draw:style-name="gr23" draw:text-style-name="P4" draw:layer="layout" draw:type="curve" svg:x1="13.484cm" svg:y1="4.683cm" svg:x2="4.497cm" svg:y2="4.348cm" draw:start-shape="id18" draw:start-glue-point="8" draw:end-shape="id12" draw:end-glue-point="9" svg:d="M13484 4683c0 864-8987 1031-8987-335">
          <text:p/>
        </draw:connector>
        <draw:connector draw:style-name="gr23" draw:text-style-name="P4" draw:layer="layout" draw:type="curve" svg:x1="4.497cm" svg:y1="3.45cm" svg:x2="13.484cm" svg:y2="3.413cm" draw:start-shape="id12" draw:start-glue-point="11" draw:end-shape="id18" draw:end-glue-point="4" svg:d="M4497 3450c0-1144 8987-1126 8987-37">
          <text:p/>
        </draw:connector>
        <draw:frame draw:style-name="gr24" draw:text-style-name="P7" draw:layer="layout" svg:width="4.572cm" svg:height="0.963cm" svg:x="6.461cm" svg:y="2.958cm">
          <draw:text-box draw:corner-radius="0.165cm">
            <text:p><text:span text:style-name="T5">([=]!:uuid:1111</text:span></text:p>
          </draw:text-box>
        </draw:frame>
        <draw:frame draw:style-name="gr25" draw:text-style-name="P7" draw:layer="layout" svg:width="5.169cm" svg:height="1.016cm" svg:x="7.007cm" svg:y="7.223cm">
          <draw:text-box>
            <text:p><text:span text:style-name="T5">(=bob)</text:span></text:p>
          </draw:text-box>
        </draw:frame>
        <draw:frame draw:style-name="gr26" draw:text-style-name="P1" draw:layer="layout" svg:width="6.056cm" svg:height="0.996cm" svg:x="13.867cm" svg:y="2.905cm">
          <draw:text-box>
            <text:p><text:span text:style-name="T1">([=]!:uuid:1111)</text:span></text:p>
          </draw:text-box>
        </draw:frame>
        <draw:frame draw:style-name="gr27" draw:text-style-name="P1" draw:layer="layout" svg:width="3.279cm" svg:height="0.996cm" svg:x="7.246cm" svg:y="1.508cm">
          <draw:text-box>
            <text:p><text:span text:style-name="T1">$is$ref </text:span></text:p>
          </draw:text-box>
        </draw:frame>
        <draw:frame draw:style-name="gr28" draw:text-style-name="P1" draw:layer="layout" svg:width="1.891cm" svg:height="0.996cm" svg:x="8.112cm" svg:y="5.318cm">
          <draw:text-box>
            <text:p><text:span text:style-name="T1">$ref</text:span></text:p>
          </draw:text-box>
        </draw:frame>
        <draw:frame draw:style-name="gr25" draw:text-style-name="P7" draw:layer="layout" svg:width="5.169cm" svg:height="1.016cm" svg:x="7.096cm" svg:y="10.017cm">
          <draw:text-box>
            <text:p><text:span text:style-name="T5">(+acme)</text:span></text:p>
          </draw:text-box>
        </draw:frame>
      </draw:page>
      <draw:page draw:name="page7" draw:style-name="dp1" draw:master-page-name="Default">
        <draw:custom-shape draw:style-name="gr2" draw:text-style-name="P4" xml:id="id19" draw:id="id19" draw:layer="layout" svg:width="1.27cm" svg:height="1.27cm" svg:x="1.381cm" svg:y="2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27cm" svg:height="1.27cm" svg:x="6.588cm" svg:y="6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2.016cm" svg:y1="4.048cm" svg:x2="6.588cm" svg:y2="6.969cm" draw:start-shape="id19" draw:start-glue-point="8" draw:end-shape="id20" draw:end-glue-point="6" svg:d="M2016 4048c0 1948 1524 2921 4572 2921">
          <text:p/>
        </draw:connector>
        <draw:frame draw:style-name="gr14" draw:text-style-name="P5" draw:layer="layout" svg:width="2.788cm" svg:height="0.996cm" svg:x="3.286cm" svg:y="5.318cm">
          <draw:text-box>
            <text:p><text:span text:style-name="T3">=alice</text:span></text:p>
          </draw:text-box>
        </draw:frame>
        <draw:frame draw:style-name="gr29" draw:text-style-name="P1" draw:layer="layout" svg:width="2.788cm" svg:height="0.996cm" svg:x="7.985cm" svg:y="6.08cm">
          <draw:text-box>
            <text:p><text:span text:style-name="T1">=alice</text:span></text:p>
          </draw:text-box>
        </draw:frame>
        <draw:custom-shape draw:style-name="gr3" draw:text-style-name="P4" xml:id="id25" draw:id="id25" draw:layer="layout" svg:width="1.143cm" svg:height="1.143cm" svg:x="9.89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2.016cm" svg:y1="4.048cm" svg:x2="6.715cm" svg:y2="11.287cm" draw:start-shape="id19" draw:start-glue-point="8" draw:end-shape="id21" draw:end-glue-point="6" svg:d="M2016 4048c0 4826 1566 7239 4699 7239">
          <text:p/>
        </draw:connector>
        <draw:frame draw:style-name="gr30" draw:text-style-name="P5" draw:layer="layout" svg:width="3.55cm" svg:height="0.996cm" svg:x="10.779cm" svg:y="16.24cm">
          <draw:text-box>
            <text:p><text:span text:style-name="T3">&lt;#model&gt;</text:span></text:p>
          </draw:text-box>
        </draw:frame>
        <draw:frame draw:style-name="gr31" draw:text-style-name="P1" draw:layer="layout" svg:width="5.836cm" svg:height="0.996cm" svg:x="8.118cm" svg:y="10.545cm">
          <draw:text-box>
            <text:p><text:span text:style-name="T1">(=alice/#owns)</text:span></text:p>
          </draw:text-box>
        </draw:frame>
        <draw:custom-shape draw:style-name="gr2" draw:text-style-name="P4" xml:id="id23" draw:id="id23" draw:layer="layout" svg:width="1.143cm" svg:height="1.016cm" svg:x="15.605cm" svg:y="22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4" draw:layer="layout" draw:type="curve" svg:x1="13.192cm" svg:y1="19.415cm" svg:x2="15.605cm" svg:y2="22.844cm" draw:start-shape="id22" draw:start-glue-point="6" draw:end-shape="id23" draw:end-glue-point="3" svg:d="M13192 19415c0 2286 804 3429 2413 3429">
          <text:p/>
        </draw:connector>
        <draw:frame draw:style-name="gr33" draw:text-style-name="P1" draw:layer="layout" svg:width="11.61cm" svg:height="0.996cm" svg:x="1.201cm" svg:y="19.161cm">
          <draw:text-box>
            <text:p><text:span text:style-name="T1">(=alice/#owns)*alice.car&lt;#model&gt;</text:span></text:p>
          </draw:text-box>
        </draw:frame>
        <draw:frame draw:style-name="gr34" draw:text-style-name="P5" draw:layer="layout" svg:width="0.883cm" svg:height="0.996cm" svg:x="13.446cm" svg:y="20.451cm">
          <draw:text-box>
            <text:p><text:span text:style-name="T3">&amp;</text:span></text:p>
          </draw:text-box>
        </draw:frame>
        <draw:frame draw:style-name="gr35" draw:text-style-name="P1" draw:layer="layout" svg:width="6.979cm" svg:height="0.996cm" svg:x="13.827cm" svg:y="23.753cm">
          <draw:text-box>
            <text:p><text:span text:style-name="T1">“</text:span><text:span text:style-name="T1">Acura 2015 TLX”</text:span></text:p>
          </draw:text-box>
        </draw:frame>
        <draw:custom-shape draw:style-name="gr2" draw:text-style-name="P4" xml:id="id22" draw:id="id22" draw:layer="layout" svg:width="1.27cm" svg:height="1.27cm" svg:x="12.557cm" svg:y="18.1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4" draw:id="id24" draw:layer="layout" svg:width="1.27cm" svg:height="1.27cm" svg:x="11.16cm" svg:y="2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4" draw:layer="layout" svg:x1="2.651cm" svg:y1="3.413cm" svg:x2="11.16cm" svg:y2="3.413cm">
          <text:p/>
        </draw:line>
        <draw:connector draw:style-name="gr23" draw:text-style-name="P4" draw:layer="layout" draw:type="curve" svg:x1="11.795cm" svg:y1="4.048cm" svg:x2="1.567cm" svg:y2="3.862cm" draw:start-shape="id24" draw:start-glue-point="8" draw:end-shape="id19" draw:end-glue-point="7" svg:d="M11795 4048c0 864-10228 957-10228-186">
          <text:p/>
        </draw:connector>
        <draw:connector draw:style-name="gr23" draw:text-style-name="P4" draw:layer="layout" draw:type="curve" svg:x1="2.016cm" svg:y1="2.778cm" svg:x2="11.795cm" svg:y2="2.778cm" draw:start-shape="id19" draw:start-glue-point="4" draw:end-shape="id24" draw:end-glue-point="4" svg:d="M2016 2778c0-864 9779-864 9779 0">
          <text:p/>
        </draw:connector>
        <draw:frame draw:style-name="gr36" draw:text-style-name="P7" draw:layer="layout" svg:width="5.677cm" svg:height="1.09cm" svg:x="4.429cm" svg:y="2.323cm">
          <draw:text-box draw:corner-radius="0.165cm">
            <text:p><text:span text:style-name="T5">([=]!:uuid:1111</text:span></text:p>
          </draw:text-box>
        </draw:frame>
        <draw:frame draw:style-name="gr37" draw:text-style-name="P1" draw:layer="layout" svg:width="3.622cm" svg:height="0.996cm" svg:x="5.125cm" svg:y="1.147cm">
          <draw:text-box>
            <text:p><text:span text:style-name="T1">$is$ref </text:span></text:p>
          </draw:text-box>
        </draw:frame>
        <draw:frame draw:style-name="gr38" draw:text-style-name="P1" draw:layer="layout" svg:width="2.238cm" svg:height="0.996cm" svg:x="5.747cm" svg:y="3.814cm">
          <draw:text-box>
            <text:p><text:span text:style-name="T1">$ref </text:span></text:p>
          </draw:text-box>
        </draw:frame>
        <draw:custom-shape draw:style-name="gr2" draw:text-style-name="P4" xml:id="id21" draw:id="id21" draw:layer="layout" svg:width="1.27cm" svg:height="1.27cm" svg:x="6.715cm" svg:y="10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" draw:layer="layout" svg:x1="7.223cm" svg:y1="7.604cm" svg:x2="7.223cm" svg:y2="10.779cm">
          <text:p/>
        </draw:line>
        <draw:frame draw:style-name="gr40" draw:text-style-name="P5" draw:layer="layout" svg:width="5.362cm" svg:height="1.016cm" svg:x="0.845cm" svg:y="11.16cm">
          <draw:text-box>
            <text:p><text:span text:style-name="T3">(=alice/#owns)</text:span></text:p>
          </draw:text-box>
        </draw:frame>
        <draw:frame draw:style-name="gr31" draw:text-style-name="P1" draw:layer="layout" svg:width="6.056cm" svg:height="0.996cm" svg:x="12.684cm" svg:y="2.778cm">
          <draw:text-box>
            <text:p><text:span text:style-name="T1">([=]!:uuid:1111)</text:span></text:p>
          </draw:text-box>
        </draw:frame>
        <draw:frame draw:style-name="gr14" draw:text-style-name="P5" draw:layer="layout" svg:width="2.788cm" svg:height="0.996cm" svg:x="7.35cm" svg:y="8.386cm">
          <draw:text-box>
            <text:p><text:span text:style-name="T3">#owns</text:span></text:p>
          </draw:text-box>
        </draw:frame>
        <draw:connector draw:style-name="gr4" draw:text-style-name="P4" draw:layer="layout" draw:type="curve" svg:x1="7.35cm" svg:y1="11.922cm" svg:x2="9.89cm" svg:y2="14.399cm" draw:start-shape="id21" draw:start-glue-point="8" draw:end-shape="id25" draw:end-glue-point="6" svg:d="M7350 11922c0 1652 846 2477 2540 2477">
          <text:p/>
        </draw:connector>
        <draw:connector draw:style-name="gr4" draw:text-style-name="P4" draw:layer="layout" draw:type="curve" svg:x1="10.462cm" svg:y1="14.97cm" svg:x2="12.557cm" svg:y2="18.78cm" draw:start-shape="id25" draw:start-glue-point="8" draw:end-shape="id22" draw:end-glue-point="5" svg:d="M10462 14970c0 2540 698 3810 2095 3810">
          <text:p/>
        </draw:connector>
        <draw:frame draw:style-name="gr31" draw:text-style-name="P1" draw:layer="layout" svg:width="5.836cm" svg:height="0.996cm" svg:x="11.039cm" svg:y="13.7cm">
          <draw:text-box>
            <text:p><text:span text:style-name="T1">*alice.car</text:span></text:p>
          </draw:text-box>
        </draw:frame>
        <draw:frame draw:style-name="gr14" draw:text-style-name="P5" draw:layer="layout" svg:width="3.973cm" svg:height="0.996cm" svg:x="7.314cm" svg:y="12.176cm">
          <draw:text-box draw:corner-radius="1.651cm">
            <text:p><text:span text:style-name="T3">*alice.car</text:span></text:p>
          </draw:text-box>
        </draw:frame>
      </draw:page>
      <draw:page draw:name="page8" draw:style-name="dp1" draw:master-page-name="Default">
        <draw:frame draw:style-name="gr1" draw:text-style-name="P1" draw:layer="layout" svg:width="2.407cm" svg:height="0.996cm" svg:x="1.916cm" svg:y="1.917cm">
          <draw:text-box>
            <text:p><text:span text:style-name="T1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3-12-30T19:23:09</meta:creation-date>
    <dc:date>2014-08-31T19:46:51.06</dc:date>
    <meta:editing-duration>P1DT7H25M26S</meta:editing-duration>
    <meta:editing-cycles>79</meta:editing-cycles>
    <meta:generator>OpenOffice/4.1.0$Win32 OpenOffice.org_project/410m18$Build-9764</meta:generator>
    <dc:creator>srinivas pakanati</dc:creator>
    <meta:document-statistic meta:object-count="107"/>
  </office:meta>
</office:document-meta>
</file>